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656c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1">
      <style:paragraph-properties fo:margin-top="0cm" fo:margin-bottom="0cm" loext:contextual-spacing="false"/>
      <style:text-properties officeooo:paragraph-rsid="00260c3c"/>
    </style:style>
    <style:style style:name="P5" style:family="paragraph" style:parent-style-name="Text_20_body" style:list-style-name="L1">
      <style:paragraph-properties fo:margin-top="0cm" fo:margin-bottom="0cm" loext:contextual-spacing="false"/>
      <style:text-properties officeooo:paragraph-rsid="00269376"/>
    </style:style>
    <style:style style:name="T1" style:family="text">
      <style:text-properties fo:font-weight="bold"/>
    </style:style>
    <style:style style:name="T2" style:family="text">
      <style:text-properties officeooo:rsid="0020346e"/>
    </style:style>
    <style:style style:name="T3" style:family="text">
      <style:text-properties officeooo:rsid="00219b23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237121"/>
    </style:style>
    <style:style style:name="T6" style:family="text">
      <style:text-properties officeooo:rsid="0021fc71"/>
    </style:style>
    <style:style style:name="T7" style:family="text">
      <style:text-properties officeooo:rsid="002270da"/>
    </style:style>
    <style:style style:name="T8" style:family="text">
      <style:text-properties officeooo:rsid="00234223"/>
    </style:style>
    <style:style style:name="T9" style:family="text">
      <style:text-properties officeooo:rsid="00237121"/>
    </style:style>
    <style:style style:name="T10" style:family="text">
      <style:text-properties style:text-underline-style="none"/>
    </style:style>
    <style:style style:name="T11" style:family="text">
      <style:text-properties officeooo:rsid="00237fb4"/>
    </style:style>
    <style:style style:name="T12" style:family="text">
      <style:text-properties officeooo:rsid="00256b80"/>
    </style:style>
    <style:style style:name="T13" style:family="text">
      <style:text-properties officeooo:rsid="00260c3c"/>
    </style:style>
    <style:style style:name="T14" style:family="text">
      <style:text-properties officeooo:rsid="00269376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17885611" text:style-name="L1">
        <text:list-item>
          <text:p text:style-name="P3">Prototype - <text:span text:style-name="T2">Prototipo</text:span></text:p>
        </text:list-item>
        <text:list-item>
          <text:p text:style-name="P3">Idea - <text:span text:style-name="T2">idea</text:span></text:p>
        </text:list-item>
        <text:list-item>
          <text:p text:style-name="P3">Early and often <text:s/>- <text:span text:style-name="T6">primero y a menudo</text:span></text:p>
        </text:list-item>
        <text:list-item>
          <text:p text:style-name="P3">Technique - <text:span text:style-name="T6">tecnica</text:span></text:p>
        </text:list-item>
        <text:list-item>
          <text:p text:style-name="P3">Sketch / sketching /realistic sketch - <text:span text:style-name="T6">boceto</text:span></text:p>
        </text:list-item>
        <text:list-item>
          <text:p text:style-name="P3">Digital - <text:span text:style-name="T2">Digital</text:span></text:p>
        </text:list-item>
        <text:list-item>
          <text:p text:style-name="P3">Native - <text:span text:style-name="T2">Nativo</text:span></text:p>
        </text:list-item>
        <text:list-item>
          <text:p text:style-name="P3">Developer - <text:span text:style-name="T2">Desarollador</text:span></text:p>
        </text:list-item>
        <text:list-item>
          <text:p text:style-name="P3">Design - <text:span text:style-name="T2">Diseño</text:span></text:p>
        </text:list-item>
        <text:list-item>
          <text:p text:style-name="P3">Designer <text:s/>- <text:span text:style-name="T2">Diseñador</text:span></text:p>
        </text:list-item>
        <text:list-item>
          <text:p text:style-name="P3">Entrepeneur - <text:span text:style-name="T6">Emprendedor</text:span></text:p>
        </text:list-item>
        <text:list-item>
          <text:p text:style-name="P3">Solve - <text:span text:style-name="T6">Resolver</text:span></text:p>
        </text:list-item>
        <text:list-item>
          <text:p text:style-name="P3">Challenge - <text:span text:style-name="T6">Desafio</text:span></text:p>
        </text:list-item>
        <text:list-item>
          <text:p text:style-name="P3">Graphic Design Tools – <text:span text:style-name="T7">Herramienta de diseño Grafico</text:span></text:p>
        </text:list-item>
        <text:list-item>
          <text:p text:style-name="P3">Mock - <text:span text:style-name="T7">Simular</text:span></text:p>
        </text:list-item>
        <text:list-item>
          <text:p text:style-name="P3">High Fidelity Mocks – <text:span text:style-name="T7">Simular alta fidelidad</text:span></text:p>
        </text:list-item>
        <text:list-item>
          <text:p text:style-name="P3">High Tech Company – <text:span text:style-name="T7">Compañia alta tecnologia</text:span></text:p>
        </text:list-item>
        <text:list-item>
          <text:p text:style-name="P3">Benefit - <text:span text:style-name="T6">beneficio</text:span></text:p>
        </text:list-item>
        <text:list-item>
          <text:p text:style-name="P3">Key decisions – <text:span text:style-name="T6">Decision impotante</text:span></text:p>
        </text:list-item>
        <text:list-item>
          <text:p text:style-name="P3">Stage - <text:span text:style-name="T7">Etapa</text:span></text:p>
        </text:list-item>
        <text:list-item>
          <text:p text:style-name="P3">Process - <text:span text:style-name="T2">Proceso</text:span></text:p>
        </text:list-item>
        <text:list-item>
          <text:p text:style-name="P3"><text:span text:style-name="T1">Sketching</text:span> can be used in (nearly) any stage of the product design process – <text:span text:style-name="T7">Se puede utilizar el boceto en casi todo el proceso de diseño</text:span></text:p>
        </text:list-item>
        <text:list-item>
          <text:p text:style-name="P3">Outline - <text:span text:style-name="T8">Delinear</text:span></text:p>
        </text:list-item>
        <text:list-item>
          <text:p text:style-name="P3">Flow / User flow – <text:span text:style-name="T8">flujo del usuario</text:span></text:p>
        </text:list-item>
        <text:list-item>
          <text:p text:style-name="P3">Explore - <text:span text:style-name="T6">Explorar</text:span></text:p>
        </text:list-item>
        <text:list-item>
          <text:p text:style-name="P3">Layout - <text:span text:style-name="T8">Diseño</text:span></text:p>
        </text:list-item>
        <text:list-item>
          <text:p text:style-name="P3">App structure – <text:span text:style-name="T3">Estructura la aplicacion</text:span></text:p>
        </text:list-item>
        <text:list-item>
          <text:p text:style-name="P3">Wireframe – <text:span text:style-name="T8">Estructura metalica</text:span></text:p>
        </text:list-item>
        <text:list-item>
          <text:p text:style-name="P3">High fidelity – <text:span text:style-name="T7">Alta fidelidad</text:span></text:p>
        </text:list-item>
        <text:list-item>
          <text:p text:style-name="P3">Button / Action button – <text:span text:style-name="T2">Boton / Accion del boton</text:span></text:p>
        </text:list-item>
        <text:list-item>
          <text:p text:style-name="P3">Images - <text:span text:style-name="T2">Imagenes</text:span></text:p>
        </text:list-item>
        <text:list-item>
          <text:p text:style-name="P3">Color - <text:span text:style-name="T2">Colores</text:span></text:p>
        </text:list-item>
        <text:list-item>
          <text:p text:style-name="P3">Transfer your sketches to your digital tools <text:s/>- <text:span text:style-name="T8">Transferir el diseño a nuestra herramienta digital.</text:span></text:p>
        </text:list-item>
        <text:list-item>
          <text:p text:style-name="P3"><text:span text:style-name="T1">The more</text:span> you can flush out your ideas on paper, <text:span text:style-name="T1">the faster</text:span> you'll move on your computer – <text:span text:style-name="T8">Cuanto mś diseñes en papel, mas rápido nos moveremos en el ordenador.</text:span></text:p>
        </text:list-item>
        <text:list-item>
          <text:p text:style-name="P3">Mid development – <text:span text:style-name="T9">Mediado del desarrollo</text:span></text:p>
        </text:list-item>
        <text:list-item>
          <text:p text:style-name="P3">Post launch - <text:s/><text:span text:style-name="T9">Despues del lancamiento.</text:span></text:p>
        </text:list-item>
        <text:list-item>
          <text:p text:style-name="P3">It can be faster to communicate and validate your new ideas through sketches – <text:span text:style-name="T9">Puede ser mas rápido </text:span><text:span text:style-name="T5">comunicar</text:span><text:span text:style-name="T9"> y validar nuevas ideas a través de un boceto.</text:span></text:p>
        </text:list-item>
        <text:list-item>
          <text:p text:style-name="P3">User interactions / Key user interactions – <text:span text:style-name="T11">Interacciondes calve del usuario</text:span></text:p>
        </text:list-item>
        <text:list-item>
          <text:p text:style-name="P3">Use of color <text:s/>- <text:span text:style-name="T7">Uso de colores</text:span></text:p>
        </text:list-item>
        <text:list-item>
          <text:p text:style-name="P3">Pro tip – <text:span text:style-name="T11">Consejo profesional</text:span></text:p>
        </text:list-item>
        <text:list-item>
          <text:p text:style-name="P3">Simulate - <text:span text:style-name="T7">simular</text:span></text:p>
        </text:list-item>
        <text:list-item>
          <text:p text:style-name="P3">We can explore what happens when… - <text:span text:style-name="T11">Podemos explorar lo que sucede...</text:span></text:p>
        </text:list-item>
        <text:list-item>
          <text:p text:style-name="P3"><text:soft-page-break/>Dropdown - <text:span text:style-name="T11">Desplegable</text:span></text:p>
        </text:list-item>
        <text:list-item>
          <text:p text:style-name="P3">Pop-up window – <text:span text:style-name="T2">Ventana emergente</text:span></text:p>
        </text:list-item>
        <text:list-item>
          <text:p text:style-name="P3">Record these interactions with your phone <text:s/>- <text:span text:style-name="T12">Grabar las interacciones con el telefono</text:span></text:p>
        </text:list-item>
        <text:list-item>
          <text:p text:style-name="P3">Transitions - <text:span text:style-name="T7">Transicion</text:span></text:p>
        </text:list-item>
        <text:list-item>
          <text:p text:style-name="P3">Material design (Google) – <text:span text:style-name="T13">Materail diseño google</text:span></text:p>
        </text:list-item>
        <text:list-item>
          <text:p text:style-name="P3">Paper and ink – <text:span text:style-name="T13">papel y tinta</text:span></text:p>
        </text:list-item>
        <text:list-item>
          <text:p text:style-name="P3">A good place to start is… <text:s/>- <text:span text:style-name="T13">Es un buen punto para empezar</text:span></text:p>
        </text:list-item>
        <text:list-item>
          <text:p text:style-name="P4">Consistent – <text:span text:style-name="T13">Constante</text:span></text:p>
        </text:list-item>
        <text:list-item>
          <text:p text:style-name="P3">Color palette – <text:span text:style-name="T2">Paleta de colores</text:span></text:p>
        </text:list-item>
        <text:list-item>
          <text:p text:style-name="P3">Primary color / Accent color <text:s/>- <text:span text:style-name="T2">Color primario</text:span></text:p>
        </text:list-item>
        <text:list-item>
          <text:p text:style-name="P3">Spec (specification) - <text:span text:style-name="T2">Especificaciones/Carracteristicas</text:span></text:p>
        </text:list-item>
        <text:list-item>
          <text:p text:style-name="P3">Purposeful - <text:span text:style-name="T13">Determinar</text:span></text:p>
        </text:list-item>
        <text:list-item>
          <text:p text:style-name="P3">App bar – <text:span text:style-name="T13">Barra de aplicaciones</text:span></text:p>
        </text:list-item>
        <text:list-item>
          <text:p text:style-name="P3">Background – <text:span text:style-name="T2">Fondo</text:span></text:p>
        </text:list-item>
        <text:list-item>
          <text:p text:style-name="P3">Fab - <text:span text:style-name="T13">fabulos</text:span></text:p>
        </text:list-item>
        <text:list-item>
          <text:p text:style-name="P3">Tab - <text:span text:style-name="T13">Pestaña</text:span></text:p>
        </text:list-item>
        <text:list-item>
          <text:p text:style-name="P5">Not only is that easier, but … - <text:span text:style-name="T14">No solo es mas facil, sino ...</text:span></text:p>
        </text:list-item>
        <text:list-item>
          <text:p text:style-name="P3">Visual noise </text:p>
        </text:list-item>
        <text:list-item>
          <text:p text:style-name="P3">Layer <text:s/>- <text:span text:style-name="T14">Capa</text:span></text:p>
        </text:list-item>
        <text:list-item>
          <text:p text:style-name="P3">X axis, Y axis, Z axis – <text:span text:style-name="T12">Eje X, eje y, eje z</text:span></text:p>
        </text:list-item>
        <text:list-item>
          <text:p text:style-name="P3">Sheet - <text:span text:style-name="T14">Hoja</text:span></text:p>
        </text:list-item>
        <text:list-item>
          <text:p text:style-name="P3">Teammates – <text:span text:style-name="T14">Compañero de equipo</text:span></text:p>
        </text:list-item>
        <text:list-item>
          <text:p text:style-name="P2">Design decisions – <text:span text:style-name="T14">Desicion de diseño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3:53:50.444125192</meta:creation-date>
    <dc:date>2019-09-25T18:22:36.775620012</dc:date>
    <meta:editing-duration>PT28M8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65" meta:word-count="461" meta:character-count="2475" meta:non-whitespace-character-count="2109"/>
  </office:meta>
</office:document-meta>
</file>